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4"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5"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40fbb" officeooo:paragraph-rsid="04e40fbb" style:letter-kerning="true" style:font-size-asian="12pt" style:font-style-asian="normal" style:font-weight-asian="normal" style:font-name-complex="David CLM" style:font-size-complex="12pt" style:font-weight-complex="normal" style:text-emphasize="none"/>
    </style:style>
    <style:style style:name="P6"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ff5e82" officeooo:paragraph-rsid="04ff5e82"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f1ba4d" officeooo:paragraph-rsid="04f1ba4d"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4fa2888" officeooo:paragraph-rsid="04fa2888"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bc69c" officeooo:paragraph-rsid="056bc69c" style:letter-kerning="true" style:font-size-asian="12pt" style:font-style-asian="normal" style:font-weight-asian="normal" style:font-name-complex="David CLM" style:font-size-complex="12pt" style:font-style-complex="normal" style:font-weight-complex="normal" style:text-emphasize="none"/>
    </style:style>
    <style:style style:name="P10"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11"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2cf58" officeooo:paragraph-rsid="0589227d" style:letter-kerning="true" style:font-size-asian="12pt" style:font-style-asian="normal" style:font-weight-asian="normal" style:font-name-complex="David CLM" style:font-size-complex="12pt" style:font-style-complex="normal" style:font-weight-complex="normal" style:text-emphasize="none"/>
    </style:style>
    <style:style style:name="P12"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aa385" officeooo:paragraph-rsid="058ddf1b" style:letter-kerning="true" style:font-size-asian="12pt" style:font-style-asian="normal" style:font-weight-asian="normal" style:font-name-complex="David CLM" style:font-size-complex="12pt" style:font-style-complex="normal" style:font-weight-complex="normal" style:text-emphasize="none"/>
    </style:style>
    <style:style style:name="P13"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527db" officeooo:paragraph-rsid="059527db" style:letter-kerning="true" style:font-size-asian="12pt" style:font-style-asian="normal" style:font-weight-asian="normal" style:font-name-complex="David CLM" style:font-size-complex="12pt" style:font-style-complex="normal" style:font-weight-complex="normal" style:text-emphasize="none"/>
    </style:style>
    <style:style style:name="P14" style:family="paragraph" style:parent-style-name="Text_20_body">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86171" officeooo:paragraph-rsid="05986171" style:letter-kerning="true" style:font-size-asian="12pt" style:font-style-asian="normal" style:font-weight-asian="normal" style:font-name-complex="David CLM" style:font-size-complex="12pt" style:font-style-complex="normal" style:font-weight-complex="normal" style:text-emphasize="none"/>
    </style:style>
    <style:style style:name="P15" style:family="paragraph" style:parent-style-name="Text_20_body">
      <style:text-properties officeooo:rsid="055d22b7" officeooo:paragraph-rsid="056e711a"/>
    </style:style>
    <style:style style:name="P16" style:family="paragraph" style:parent-style-name="Text_20_body">
      <style:text-properties officeooo:rsid="055d22b7" officeooo:paragraph-rsid="058ddf1b"/>
    </style:style>
    <style:style style:name="P17" style:family="paragraph" style:parent-style-name="Text_20_body">
      <style:text-properties officeooo:rsid="056e711a" officeooo:paragraph-rsid="056e711a"/>
    </style:style>
    <style:style style:name="P18" style:family="paragraph" style:parent-style-name="Text_20_body">
      <style:text-properties officeooo:rsid="054a4dc3" officeooo:paragraph-rsid="0590f641"/>
    </style:style>
    <style:style style:name="P19" style:family="paragraph" style:parent-style-name="Text_20_body">
      <style:text-properties officeooo:rsid="059a2d8e" officeooo:paragraph-rsid="059a2d8e"/>
    </style:style>
    <style:style style:name="P20" style:family="paragraph" style:parent-style-name="Text_20_body">
      <style:text-properties style:font-name="David CLM" officeooo:rsid="02d00e5f" officeooo:paragraph-rsid="032aa1da" style:font-name-complex="David CLM"/>
    </style:style>
    <style:style style:name="P21" style:family="paragraph" style:parent-style-name="Text_20_body">
      <style:text-properties officeooo:paragraph-rsid="05d44a8f"/>
    </style:style>
    <style:style style:name="P22" style:family="paragraph" style:parent-style-name="Text_20_body">
      <style:text-properties officeooo:rsid="05d44a8f" officeooo:paragraph-rsid="05d44a8f"/>
    </style:style>
    <style:style style:name="P23" style:family="paragraph" style:parent-style-name="Text_20_body">
      <style:text-properties officeooo:rsid="05d420b7" officeooo:paragraph-rsid="05d44a8f"/>
    </style:style>
    <style:style style:name="P24" style:family="paragraph" style:parent-style-name="Text_20_body">
      <style:text-properties officeooo:rsid="05d50d29" officeooo:paragraph-rsid="05d50d29"/>
    </style:style>
    <style:style style:name="P25" style:family="paragraph" style:parent-style-name="Text_20_body">
      <style:text-properties officeooo:paragraph-rsid="05da00e7"/>
    </style:style>
    <style:style style:name="P26" style:family="paragraph" style:parent-style-name="Text_20_body">
      <style:text-properties officeooo:rsid="05dc023e" officeooo:paragraph-rsid="05dc023e"/>
    </style:style>
    <style:style style:name="P27" style:family="paragraph" style:parent-style-name="Text_20_body">
      <style:text-properties officeooo:rsid="05dcb0d1" officeooo:paragraph-rsid="05dcb0d1"/>
    </style:style>
    <style:style style:name="P28" style:family="paragraph" style:parent-style-name="Text_20_body">
      <style:text-properties officeooo:paragraph-rsid="05f04c43"/>
    </style:style>
    <style:style style:name="P29" style:family="paragraph" style:parent-style-name="Text_20_body">
      <style:paragraph-properties fo:text-align="start" style:justify-single-word="false" style:writing-mode="lr-tb"/>
    </style:style>
    <style:style style:name="P30" style:family="paragraph" style:parent-style-name="Text_20_body">
      <style:paragraph-properties fo:text-align="start" style:justify-single-word="false" style:writing-mode="lr-tb"/>
      <style:text-properties officeooo:paragraph-rsid="0589227d"/>
    </style:style>
    <style:style style:name="P31" style:family="paragraph" style:parent-style-name="Text_20_body">
      <style:paragraph-properties fo:text-align="center" style:justify-single-word="false" style:writing-mode="lr-tb"/>
      <style:text-properties officeooo:paragraph-rsid="05f04c43"/>
    </style:style>
    <style:style style:name="P32"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05e627" officeooo:paragraph-rsid="0505e627"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0af358" officeooo:paragraph-rsid="050af358" style:letter-kerning="true" style:font-size-asian="12pt" style:font-style-asian="normal" style:font-weight-asian="normal" style:font-name-complex="David CLM" style:font-size-complex="12pt" style:font-weight-complex="normal" style:text-emphasize="none"/>
    </style:style>
    <style:style style:name="P34"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0bfe46" officeooo:paragraph-rsid="050bfe46" style:letter-kerning="true" style:font-size-asian="12pt" style:font-style-asian="normal" style:font-weight-asian="normal" style:font-name-complex="David CLM" style:font-size-complex="12pt" style:font-weight-complex="normal" style:text-emphasize="none"/>
    </style:style>
    <style:style style:name="P35"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0db58e" officeooo:paragraph-rsid="050db58e" style:letter-kerning="true" style:font-size-asian="12pt" style:font-style-asian="normal" style:font-weight-asian="normal" style:font-name-complex="David CLM" style:font-size-complex="12pt" style:font-weight-complex="normal" style:text-emphasize="none"/>
    </style:style>
    <style:style style:name="P36" style:family="paragraph" style:parent-style-name="Text_20_body">
      <style:paragraph-properties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329b93" officeooo:paragraph-rsid="0553bf27" style:letter-kerning="true" style:font-size-asian="12pt" style:font-style-asian="normal" style:font-weight-asian="normal" style:font-name-complex="David CLM" style:font-size-complex="12pt" style:font-weight-complex="normal" style:text-emphasize="none"/>
    </style:style>
    <style:style style:name="P37" style:family="paragraph" style:parent-style-name="Text_20_body">
      <style:paragraph-properties fo:text-align="end" style:justify-single-word="false" style:writing-mode="rl-tb"/>
      <style:text-properties officeooo:rsid="0553bf27" officeooo:paragraph-rsid="055d6312"/>
    </style:style>
    <style:style style:name="P38" style:family="paragraph" style:parent-style-name="Table_20_Contents">
      <style:text-properties fo:font-size="12pt" officeooo:rsid="04fa2888" officeooo:paragraph-rsid="04fa2888" style:font-size-complex="12pt"/>
    </style:style>
    <style:style style:name="P39" style:family="paragraph" style:parent-style-name="Table_20_Contents">
      <style:text-properties fo:font-size="12pt" officeooo:rsid="04fb7778" officeooo:paragraph-rsid="04fb7778" style:font-size-complex="12pt"/>
    </style:style>
    <style:style style:name="P40" style:family="paragraph" style:parent-style-name="Table_20_Contents">
      <style:text-properties fo:font-size="12pt" officeooo:rsid="0518fedc" officeooo:paragraph-rsid="0518fedc" style:font-size-complex="12pt"/>
    </style:style>
    <style:style style:name="P41" style:family="paragraph" style:parent-style-name="Table_20_Contents">
      <style:text-properties fo:font-size="12pt" fo:font-weight="bold" officeooo:rsid="04fa2888" officeooo:paragraph-rsid="04fa2888" style:font-weight-asian="bold" style:font-size-complex="12pt" style:font-weight-complex="bold"/>
    </style:style>
    <style:style style:name="P42" style:family="paragraph" style:parent-style-name="Table_20_Contents">
      <style:text-properties fo:font-size="12pt" fo:font-weight="bold" officeooo:rsid="04fb7778" officeooo:paragraph-rsid="04fb7778"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font-weight="bold" officeooo:rsid="04feed63" officeooo:paragraph-rsid="04feed63" style:font-weight-asian="bold" style:font-size-complex="12pt" style:font-weight-complex="bold"/>
    </style:style>
    <style:style style:name="P44" style:family="paragraph" style:parent-style-name="Text_20_body">
      <style:paragraph-properties fo:margin-top="0in" fo:margin-bottom="0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45" style:family="paragraph" style:parent-style-name="Text_20_body">
      <style:paragraph-properties fo:margin-top="0in" fo:margin-bottom="0in" style:contextual-spacing="false" fo:text-align="end" style:justify-single-word="false" style:writing-mode="rl-tb"/>
      <style:text-properties officeooo:rsid="0557e336" officeooo:paragraph-rsid="0557e336"/>
    </style:style>
    <style:style style:name="P46"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c752c" officeooo:paragraph-rsid="051c752c" style:letter-kerning="true" style:font-size-asian="12pt" style:font-style-asian="normal" style:font-weight-asian="normal" style:font-name-complex="David CLM" style:font-size-complex="12pt" style:font-weight-complex="normal" style:text-emphasize="none"/>
    </style:style>
    <style:style style:name="P47"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cc857" officeooo:paragraph-rsid="051cc857" style:letter-kerning="true" style:font-size-asian="12pt" style:font-style-asian="normal" style:font-weight-asian="normal" style:font-name-complex="David CLM" style:font-size-complex="12pt" style:font-weight-complex="normal" style:text-emphasize="none"/>
    </style:style>
    <style:style style:name="P48"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cc857" officeooo:paragraph-rsid="052a500a" style:letter-kerning="true" style:font-size-asian="12pt" style:font-style-asian="normal" style:font-weight-asian="normal" style:font-name-complex="David CLM" style:font-size-complex="12pt" style:font-weight-complex="normal" style:text-emphasize="none"/>
    </style:style>
    <style:style style:name="P49"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13772" officeooo:paragraph-rsid="05213772" style:letter-kerning="true" style:font-size-asian="12pt" style:font-style-asian="normal" style:font-weight-asian="normal" style:font-name-complex="David CLM" style:font-size-complex="12pt" style:font-weight-complex="normal" style:text-emphasize="none"/>
    </style:style>
    <style:style style:name="P50"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5de94" officeooo:paragraph-rsid="0525de94" style:letter-kerning="true" style:font-size-asian="12pt" style:font-style-asian="normal" style:font-weight-asian="normal" style:font-name-complex="David CLM" style:font-size-complex="12pt" style:font-weight-complex="normal" style:text-emphasize="none"/>
    </style:style>
    <style:style style:name="P51"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438b45" officeooo:paragraph-rsid="05438b45" style:letter-kerning="true" style:font-size-asian="12pt" style:font-style-asian="normal" style:font-weight-asian="normal" style:font-name-complex="David CLM" style:font-size-complex="12pt" style:font-weight-complex="normal" style:text-emphasize="none"/>
    </style:style>
    <style:style style:name="P52"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438b45" officeooo:paragraph-rsid="054a2c93" style:letter-kerning="true" style:font-size-asian="12pt" style:font-style-asian="normal" style:font-weight-asian="normal" style:font-name-complex="David CLM" style:font-size-complex="12pt" style:font-weight-complex="normal" style:text-emphasize="none"/>
    </style:style>
    <style:style style:name="P53"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fada4" officeooo:paragraph-rsid="057fb22a" style:letter-kerning="true" style:font-size-asian="12pt" style:font-style-asian="normal" style:font-weight-asian="normal" style:font-name-complex="David CLM" style:font-size-complex="12pt" style:font-weight-complex="normal" style:text-emphasize="none"/>
    </style:style>
    <style:style style:name="P54"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cf534b" officeooo:paragraph-rsid="05cf534b" style:letter-kerning="true" style:font-size-asian="12pt" style:font-style-asian="normal" style:font-weight-asian="normal" style:font-name-complex="David CLM" style:font-size-complex="12pt" style:font-weight-complex="normal" style:text-emphasize="none"/>
    </style:style>
    <style:style style:name="P55"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0a196" officeooo:paragraph-rsid="05d0a196" style:letter-kerning="true" style:font-size-asian="12pt" style:font-style-asian="normal" style:font-weight-asian="normal" style:font-name-complex="David CLM" style:font-size-complex="12pt" style:font-weight-complex="normal" style:text-emphasize="none"/>
    </style:style>
    <style:style style:name="P56" style:family="paragraph" style:parent-style-name="Text_20_body">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57"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2a500a" officeooo:paragraph-rsid="052a500a" style:letter-kerning="true" style:font-size-asian="12pt" style:font-style-asian="normal" style:font-weight-asian="normal" style:font-name-complex="David CLM" style:font-size-complex="12pt" style:font-weight-complex="normal" style:text-emphasize="none"/>
    </style:style>
    <style:style style:name="P58"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de8710" officeooo:paragraph-rsid="05de8710" style:letter-kerning="true" style:font-size-asian="12pt" style:font-style-asian="normal" style:font-weight-asian="normal" style:font-name-complex="David CLM" style:font-size-complex="12pt" style:font-weight-complex="normal" style:text-emphasize="none"/>
    </style:style>
    <style:style style:name="P59"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0ab2a" officeooo:paragraph-rsid="05e0ab2a" style:letter-kerning="true" style:font-size-asian="12pt" style:font-style-asian="normal" style:font-weight-asian="normal" style:font-name-complex="David CLM" style:font-size-complex="12pt" style:font-weight-complex="normal" style:text-emphasize="none"/>
    </style:style>
    <style:style style:name="P60"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25e9c" officeooo:paragraph-rsid="05e25e9c" style:letter-kerning="true" style:font-size-asian="12pt" style:font-style-asian="normal" style:font-weight-asian="normal" style:font-name-complex="David CLM" style:font-size-complex="12pt" style:font-weight-complex="normal" style:text-emphasize="none"/>
    </style:style>
    <style:style style:name="P61" style:family="paragraph" style:parent-style-name="Standard">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a0ba9" officeooo:paragraph-rsid="05ea0ba9" style:letter-kerning="true" style:font-size-asian="12pt" style:font-style-asian="normal" style:font-weight-asian="normal" style:font-name-complex="David CLM" style:font-size-complex="12pt" style:font-weight-complex="normal" style:text-emphasize="none"/>
    </style:style>
    <style:style style:name="P62" style:family="paragraph" style:parent-style-name="Standard">
      <style:text-properties officeooo:rsid="054a4dc3" officeooo:paragraph-rsid="05bee02e"/>
    </style:style>
    <style:style style:name="P63" style:family="paragraph" style:parent-style-name="Standard">
      <style:text-properties officeooo:rsid="059527db" officeooo:paragraph-rsid="05c47eff"/>
    </style:style>
    <style:style style:name="P64" style:family="paragraph" style:parent-style-name="Standard">
      <style:text-properties officeooo:rsid="05b97818" officeooo:paragraph-rsid="05b97818"/>
    </style:style>
    <style:style style:name="P65" style:family="paragraph" style:parent-style-name="Standard">
      <style:text-properties officeooo:rsid="05bbd5df" officeooo:paragraph-rsid="05bbd5df"/>
    </style:style>
    <style:style style:name="P66" style:family="paragraph" style:parent-style-name="Standard">
      <style:text-properties officeooo:rsid="05bee02e" officeooo:paragraph-rsid="05bee02e"/>
    </style:style>
    <style:style style:name="P67" style:family="paragraph" style:parent-style-name="Standard">
      <style:text-properties officeooo:rsid="059a2d8e" officeooo:paragraph-rsid="05bee02e"/>
    </style:style>
    <style:style style:name="P68" style:family="paragraph" style:parent-style-name="Standard">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c7b23" officeooo:paragraph-rsid="05af403d" style:letter-kerning="true" style:font-size-asian="12pt" style:font-style-asian="normal" style:font-weight-asian="normal" style:font-name-complex="David CLM" style:font-size-complex="12pt" style:font-style-complex="normal" style:font-weight-complex="normal" style:text-emphasize="none"/>
    </style:style>
    <style:style style:name="P69" style:family="paragraph" style:parent-style-name="Standard">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officeooo:paragraph-rsid="05305b30" style:letter-kerning="true" style:font-size-asian="12pt" style:font-style-asian="normal" style:font-weight-asian="normal" style:font-name-complex="David CLM" style:font-size-complex="12pt" style:font-weight-complex="normal" style:text-emphasize="none"/>
    </style:style>
    <style:style style:name="P70" style:family="paragraph" style:parent-style-name="Standard" style:list-style-name="L3">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25e9c" officeooo:paragraph-rsid="05e25e9c" style:letter-kerning="true" style:font-size-asian="12pt" style:font-style-asian="normal" style:font-weight-asian="normal" style:font-name-complex="David CLM" style:font-size-complex="12pt" style:font-weight-complex="normal" style:text-emphasize="none"/>
    </style:style>
    <style:style style:name="P71" style:family="paragraph" style:parent-style-name="Standard" style:list-style-name="L3">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25e9c" officeooo:paragraph-rsid="05e40f4f" style:letter-kerning="true" style:font-size-asian="12pt" style:font-style-asian="normal" style:font-weight-asian="normal" style:font-name-complex="David CLM" style:font-size-complex="12pt" style:font-weight-complex="normal" style:text-emphasize="none"/>
    </style:style>
    <style:style style:name="P72" style:family="paragraph" style:parent-style-name="Standard" style:list-style-name="L3">
      <style:paragraph-properties fo:margin-top="0.0398in" fo:margin-bottom="0.0398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8981b" officeooo:paragraph-rsid="05e8981b" style:letter-kerning="true" style:font-size-asian="12pt" style:font-style-asian="normal" style:font-weight-asian="normal" style:font-name-complex="David CLM" style:font-size-complex="12pt" style:font-weight-complex="normal" style:text-emphasize="none"/>
    </style:style>
    <style:style style:name="P73" style:family="paragraph" style:parent-style-name="Standard" style:list-style-name="L3">
      <style:paragraph-properties fo:margin-top="0.0398in" fo:margin-bottom="0.0398in" style:contextual-spacing="false" fo:text-align="end" style:justify-single-word="false" style:writing-mode="rl-tb"/>
      <style:text-properties officeooo:paragraph-rsid="05e40f4f"/>
    </style:style>
    <style:style style:name="P74" style:family="paragraph" style:parent-style-name="Text_20_body" style:list-style-name="L1">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3f55f" officeooo:paragraph-rsid="04e3f55f" style:letter-kerning="true" style:font-size-asian="12pt" style:font-style-asian="normal" style:font-weight-asian="normal" style:font-name-complex="David CLM" style:font-size-complex="12pt" style:font-weight-complex="normal" style:text-emphasize="none"/>
    </style:style>
    <style:style style:name="P75" style:family="paragraph" style:parent-style-name="Text_20_body" style:list-style-name="L5">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cf27a" officeooo:paragraph-rsid="055cf27a" style:letter-kerning="true" style:font-size-asian="12pt" style:font-style-asian="normal" style:font-weight-asian="normal" style:font-name-complex="David CLM" style:font-size-complex="12pt" style:font-style-complex="normal" style:font-weight-complex="normal" style:text-emphasize="none"/>
    </style:style>
    <style:style style:name="P76" style:family="paragraph" style:parent-style-name="Text_20_body" style:list-style-name="L6">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e711a" officeooo:paragraph-rsid="056e711a" style:letter-kerning="true" style:font-size-asian="12pt" style:font-style-asian="normal" style:font-weight-asian="normal" style:font-name-complex="David CLM" style:font-size-complex="12pt" style:font-style-complex="normal" style:font-weight-complex="normal" style:text-emphasize="none"/>
    </style:style>
    <style:style style:name="P77" style:family="paragraph" style:parent-style-name="Text_20_body" style:list-style-name="L4">
      <style:text-properties officeooo:rsid="05caa4cd" officeooo:paragraph-rsid="05caa4cd"/>
    </style:style>
    <style:style style:name="P78" style:family="paragraph" style:parent-style-name="Text_20_body" style:list-style-name="L4">
      <style:text-properties fo:font-weight="normal" officeooo:rsid="05caa4cd" officeooo:paragraph-rsid="05caa4cd" style:font-weight-asian="normal" style:font-weight-complex="normal"/>
    </style:style>
    <style:style style:name="P79" style:family="paragraph" style:parent-style-name="Text_20_body" style:list-style-name="L4">
      <style:text-properties officeooo:rsid="053fada2" officeooo:paragraph-rsid="053fada2"/>
    </style:style>
    <style:style style:name="P80" style:family="paragraph" style:parent-style-name="Text_20_body" style:list-style-name="L4">
      <style:text-properties officeooo:rsid="0541ace3" officeooo:paragraph-rsid="0541ace3"/>
    </style:style>
    <style:style style:name="P81" style:family="paragraph" style:parent-style-name="Text_20_body" style:list-style-name="L4">
      <style:text-properties officeooo:rsid="0541e845" officeooo:paragraph-rsid="0541e845"/>
    </style:style>
    <style:style style:name="P82" style:family="paragraph" style:parent-style-name="Text_20_body" style:list-style-name="L6">
      <style:text-properties officeooo:rsid="056e711a" officeooo:paragraph-rsid="05738556"/>
    </style:style>
    <style:style style:name="P83" style:family="paragraph" style:parent-style-name="Text_20_body" style:list-style-name="L7">
      <style:text-properties officeooo:paragraph-rsid="0548c5d0"/>
    </style:style>
    <style:style style:name="P84" style:family="paragraph" style:parent-style-name="Text_20_body" style:list-style-name="L7">
      <style:text-properties officeooo:paragraph-rsid="05ebc405"/>
    </style:style>
    <style:style style:name="P85" style:family="paragraph" style:parent-style-name="Text_20_body" style:list-style-name="L2">
      <style:paragraph-properties fo:margin-top="0in" fo:margin-bottom="0in" style:contextual-spacing="false" fo:text-align="end" style:justify-single-word="false" style:writing-mode="rl-tb"/>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130bc9" officeooo:paragraph-rsid="05130bc9" style:letter-kerning="true" style:font-size-asian="12pt" style:font-style-asian="normal" style:font-weight-asian="normal" style:font-name-complex="David CLM" style:font-size-complex="12pt" style:font-weight-complex="normal" style:text-emphasize="none"/>
    </style:style>
    <style:style style:name="P86" style:family="paragraph" style:parent-style-name="Text_20_body" style:list-style-name="L5">
      <style:paragraph-properties fo:margin-top="0in" fo:margin-bottom="0in" style:contextual-spacing="false" fo:text-align="end" style:justify-single-word="false" style:writing-mode="rl-tb"/>
      <style:text-properties officeooo:rsid="05591c4b" officeooo:paragraph-rsid="055a9ae2"/>
    </style:style>
    <style:style style:name="P87" style:family="paragraph" style:parent-style-name="Text_20_body" style:list-style-name="L5">
      <style:paragraph-properties fo:margin-top="0in" fo:margin-bottom="0in" style:contextual-spacing="false"/>
      <style:text-properties officeooo:paragraph-rsid="0568e324"/>
    </style:style>
    <style:style style:name="P88" style:family="paragraph" style:parent-style-name="Text_20_body" style:list-style-name="L5">
      <style:paragraph-properties fo:margin-top="0in" fo:margin-bottom="0in" style:contextual-spacing="false"/>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cb7e3" officeooo:paragraph-rsid="055cb7e3" style:letter-kerning="true" style:font-size-asian="12pt" style:font-style-asian="normal" style:font-weight-asian="normal" style:font-name-complex="David CLM" style:font-size-complex="12pt" style:font-style-complex="normal" style:font-weight-complex="normal" style:text-emphasize="none"/>
    </style:style>
    <style:style style:name="T1" style:family="text">
      <style:text-properties fo:font-weight="bold" style:font-weight-asian="bold" style:font-weight-complex="bold"/>
    </style:style>
    <style:style style:name="T2" style:family="text">
      <style:text-properties fo:font-weight="bold" officeooo:rsid="052a500a" style:font-weight-asian="bold" style:font-weight-complex="bold"/>
    </style:style>
    <style:style style:name="T3" style:family="text">
      <style:text-properties fo:font-weight="bold" officeooo:rsid="0576d220" style:font-weight-asian="bold" style:font-weight-complex="bold"/>
    </style:style>
    <style:style style:name="T4" style:family="text">
      <style:text-properties fo:font-weight="bold" officeooo:rsid="059a2d8e" style:font-weight-asian="bold" style:font-weight-complex="bold"/>
    </style:style>
    <style:style style:name="T5" style:family="text">
      <style:text-properties fo:font-weight="bold" officeooo:rsid="05caa4c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5600163" style:font-style-asian="italic" style:font-style-complex="italic"/>
    </style:style>
    <style:style style:name="T8" style:family="text">
      <style:text-properties fo:font-style="italic" officeooo:rsid="057b9f03" style:font-style-asian="italic" style:font-style-complex="italic"/>
    </style:style>
    <style:style style:name="T9" style:family="text">
      <style:text-properties fo:font-style="italic" officeooo:rsid="05df38a1" style:font-style-asian="italic" style:font-style-complex="italic"/>
    </style:style>
    <style:style style:name="T10" style:family="text">
      <style:text-properties fo:font-style="italic" officeooo:rsid="05ecd76a" style:font-style-asian="italic" style:font-style-complex="italic"/>
    </style:style>
    <style:style style:name="T11" style:family="text">
      <style:text-properties fo:font-style="italic" officeooo:rsid="05d178a5" style:font-style-asian="italic" style:font-style-complex="italic"/>
    </style:style>
    <style:style style:name="T12" style:family="text">
      <style:text-properties style:text-position="super 58%"/>
    </style:style>
    <style:style style:name="T13" style:family="text">
      <style:text-properties style:text-position="super 58%" fo:font-weight="normal" style:font-weight-asian="normal" style:font-weight-complex="normal"/>
    </style:style>
    <style:style style:name="T14" style:family="text">
      <style:text-properties style:text-position="0% 100%"/>
    </style:style>
    <style:style style:name="T15" style:family="text">
      <style:text-properties style:text-position="0% 100%" fo:font-weight="bold" style:font-weight-asian="bold" style:font-weight-complex="bold"/>
    </style:style>
    <style:style style:name="T16" style:family="text">
      <style:text-properties style:text-position="0% 100%" fo:font-weight="bold" officeooo:rsid="05030d04" style:font-weight-asian="bold" style:font-weight-complex="bold"/>
    </style:style>
    <style:style style:name="T17" style:family="text">
      <style:text-properties style:text-position="0% 100%" fo:font-weight="bold" officeooo:rsid="0578589e" style:font-weight-asian="bold" style:font-weight-complex="bold"/>
    </style:style>
    <style:style style:name="T18" style:family="text">
      <style:text-properties style:text-position="0% 100%" fo:font-weight="bold" officeooo:rsid="05d646f1" style:font-weight-asian="bold" style:font-weight-complex="bold"/>
    </style:style>
    <style:style style:name="T19" style:family="text">
      <style:text-properties style:text-position="0% 100%" officeooo:rsid="0500dd55"/>
    </style:style>
    <style:style style:name="T20" style:family="text">
      <style:text-properties style:text-position="0% 100%" officeooo:rsid="05028eb5"/>
    </style:style>
    <style:style style:name="T21" style:family="text">
      <style:text-properties style:text-position="0% 100%" officeooo:rsid="05030d04"/>
    </style:style>
    <style:style style:name="T22" style:family="text">
      <style:text-properties style:text-position="0% 100%" officeooo:rsid="0508f92a"/>
    </style:style>
    <style:style style:name="T23" style:family="text">
      <style:text-properties style:text-position="0% 100%" officeooo:rsid="050be42a"/>
    </style:style>
    <style:style style:name="T24" style:family="text">
      <style:text-properties style:text-position="0% 100%" officeooo:rsid="050db58e"/>
    </style:style>
    <style:style style:name="T25" style:family="text">
      <style:text-properties style:text-position="0% 100%" officeooo:rsid="05130bc9"/>
    </style:style>
    <style:style style:name="T26" style:family="text">
      <style:text-properties style:text-position="0% 100%" officeooo:rsid="0522d74a"/>
    </style:style>
    <style:style style:name="T27" style:family="text">
      <style:text-properties style:text-position="0% 100%" officeooo:rsid="0524be13"/>
    </style:style>
    <style:style style:name="T28" style:family="text">
      <style:text-properties style:text-position="0% 100%" officeooo:rsid="0578107a"/>
    </style:style>
    <style:style style:name="T29" style:family="text">
      <style:text-properties style:text-position="0% 100%" officeooo:rsid="0578589e"/>
    </style:style>
    <style:style style:name="T30" style:family="text">
      <style:text-properties style:text-position="0% 100%" officeooo:rsid="057b3919"/>
    </style:style>
    <style:style style:name="T31" style:family="text">
      <style:text-properties style:text-position="0% 100%" officeooo:rsid="05d646f1"/>
    </style:style>
    <style:style style:name="T32" style:family="text">
      <style:text-properties style:text-position="0% 100%" officeooo:rsid="05d6d186"/>
    </style:style>
    <style:style style:name="T33" style:family="text">
      <style:text-properties style:text-position="0% 100%" officeooo:rsid="05d84960"/>
    </style:style>
    <style:style style:name="T34" style:family="text">
      <style:text-properties officeooo:rsid="051fada4"/>
    </style:style>
    <style:style style:name="T35" style:family="text">
      <style:text-properties officeooo:rsid="05213772"/>
    </style:style>
    <style:style style:name="T36" style:family="text">
      <style:text-properties officeooo:rsid="0527725c"/>
    </style:style>
    <style:style style:name="T37" style:family="text">
      <style:text-properties officeooo:rsid="052a500a"/>
    </style:style>
    <style:style style:name="T38" style:family="text">
      <style:text-properties officeooo:rsid="052f4c42"/>
    </style:style>
    <style:style style:name="T39" style:family="text">
      <style:text-properties officeooo:rsid="053b45e6"/>
    </style:style>
    <style:style style:name="T4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4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4f667f" style:letter-kerning="true" style:font-size-asian="12pt" style:font-style-asian="normal" style:font-weight-asian="normal" style:font-name-complex="David CLM" style:font-size-complex="12pt" style:font-weight-complex="normal" style:text-emphasize="none"/>
    </style:style>
    <style:style style:name="T4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553c7" style:letter-kerning="true" style:font-size-asian="12pt" style:font-style-asian="normal" style:font-weight-asian="normal" style:font-name-complex="David CLM" style:font-size-complex="12pt" style:font-weight-complex="normal" style:text-emphasize="none"/>
    </style:style>
    <style:style style:name="T4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weight-complex="normal" style:text-emphasize="none"/>
    </style:style>
    <style:style style:name="T4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weight-complex="normal" style:text-emphasize="none"/>
    </style:style>
    <style:style style:name="T4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43091" style:letter-kerning="true" style:font-size-asian="12pt" style:font-style-asian="normal" style:font-weight-asian="normal" style:font-name-complex="David CLM" style:font-size-complex="12pt" style:font-weight-complex="normal" style:text-emphasize="none"/>
    </style:style>
    <style:style style:name="T4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40f4f" style:letter-kerning="true" style:font-size-asian="12pt" style:font-style-asian="normal" style:font-weight-asian="normal" style:font-name-complex="David CLM" style:font-size-complex="12pt" style:font-weight-complex="normal" style:text-emphasize="none"/>
    </style:style>
    <style:style style:name="T4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e8981b" style:letter-kerning="true" style:font-size-asian="12pt" style:font-style-asian="normal" style:font-weight-asian="normal" style:font-name-complex="David CLM" style:font-size-complex="12pt" style:font-weight-complex="normal" style:text-emphasize="none"/>
    </style:style>
    <style:style style:name="T4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4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69a42" style:letter-kerning="true" style:font-size-asian="12pt" style:font-style-asian="normal" style:font-weight-asian="normal" style:font-name-complex="David CLM" style:font-size-complex="12pt" style:font-style-complex="normal" style:font-weight-complex="normal" style:text-emphasize="none"/>
    </style:style>
    <style:style style:name="T5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a9ae2" style:letter-kerning="true" style:font-size-asian="12pt" style:font-style-asian="normal" style:font-weight-asian="normal" style:font-name-complex="David CLM" style:font-size-complex="12pt" style:font-style-complex="normal" style:font-weight-complex="normal" style:text-emphasize="none"/>
    </style:style>
    <style:style style:name="T5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ac249" style:letter-kerning="true" style:font-size-asian="12pt" style:font-style-asian="normal" style:font-weight-asian="normal" style:font-name-complex="David CLM" style:font-size-complex="12pt" style:font-style-complex="normal" style:font-weight-complex="normal" style:text-emphasize="none"/>
    </style:style>
    <style:style style:name="T5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5cb7e3" style:letter-kerning="true" style:font-size-asian="12pt" style:font-style-asian="normal" style:font-weight-asian="normal" style:font-name-complex="David CLM" style:font-size-complex="12pt" style:font-style-complex="normal" style:font-weight-complex="normal" style:text-emphasize="none"/>
    </style:style>
    <style:style style:name="T5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9a80f" style:letter-kerning="true" style:font-size-asian="12pt" style:font-style-asian="normal" style:font-weight-asian="normal" style:font-name-complex="David CLM" style:font-size-complex="12pt" style:font-style-complex="normal" style:font-weight-complex="normal" style:text-emphasize="none"/>
    </style:style>
    <style:style style:name="T5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aa385" style:letter-kerning="true" style:font-size-asian="12pt" style:font-style-asian="normal" style:font-weight-asian="normal" style:font-name-complex="David CLM" style:font-size-complex="12pt" style:font-style-complex="normal" style:font-weight-complex="normal" style:text-emphasize="none"/>
    </style:style>
    <style:style style:name="T5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b7779" style:letter-kerning="true" style:font-size-asian="12pt" style:font-style-asian="normal" style:font-weight-asian="normal" style:font-name-complex="David CLM" style:font-size-complex="12pt" style:font-style-complex="normal" style:font-weight-complex="normal" style:text-emphasize="none"/>
    </style:style>
    <style:style style:name="T5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c7b23" style:letter-kerning="true" style:font-size-asian="12pt" style:font-style-asian="normal" style:font-weight-asian="normal" style:font-name-complex="David CLM" style:font-size-complex="12pt" style:font-style-complex="normal" style:font-weight-complex="normal" style:text-emphasize="none"/>
    </style:style>
    <style:style style:name="T5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6e711a" style:letter-kerning="true" style:font-size-asian="12pt" style:font-style-asian="normal" style:font-weight-asian="normal" style:font-name-complex="David CLM" style:font-size-complex="12pt" style:font-style-complex="normal" style:font-weight-complex="normal" style:text-emphasize="none"/>
    </style:style>
    <style:style style:name="T5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04a14" style:letter-kerning="true" style:font-size-asian="12pt" style:font-style-asian="normal" style:font-weight-asian="normal" style:font-name-complex="David CLM" style:font-size-complex="12pt" style:font-style-complex="normal" style:font-weight-complex="normal" style:text-emphasize="none"/>
    </style:style>
    <style:style style:name="T5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20cf3" style:letter-kerning="true" style:font-size-asian="12pt" style:font-style-asian="normal" style:font-weight-asian="normal" style:font-name-complex="David CLM" style:font-size-complex="12pt" style:font-style-complex="normal" style:font-weight-complex="normal" style:text-emphasize="none"/>
    </style:style>
    <style:style style:name="T60"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39f5f" style:letter-kerning="true" style:font-size-asian="12pt" style:font-style-asian="normal" style:font-weight-asian="normal" style:font-name-complex="David CLM" style:font-size-complex="12pt" style:font-style-complex="normal" style:font-weight-complex="normal" style:text-emphasize="none"/>
    </style:style>
    <style:style style:name="T61"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752b69" style:letter-kerning="true" style:font-size-asian="12pt" style:font-style-asian="normal" style:font-weight-asian="normal" style:font-name-complex="David CLM" style:font-size-complex="12pt" style:font-style-complex="normal" style:font-weight-complex="normal" style:text-emphasize="none"/>
    </style:style>
    <style:style style:name="T62"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87f701" style:letter-kerning="true" style:font-size-asian="12pt" style:font-style-asian="normal" style:font-weight-asian="normal" style:font-name-complex="David CLM" style:font-size-complex="12pt" style:font-style-complex="normal" style:font-weight-complex="normal" style:text-emphasize="none"/>
    </style:style>
    <style:style style:name="T63"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8cef76" style:letter-kerning="true" style:font-size-asian="12pt" style:font-style-asian="normal" style:font-weight-asian="normal" style:font-name-complex="David CLM" style:font-size-complex="12pt" style:font-style-complex="normal" style:font-weight-complex="normal" style:text-emphasize="none"/>
    </style:style>
    <style:style style:name="T64"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a4827" style:letter-kerning="true" style:font-size-asian="12pt" style:font-style-asian="normal" style:font-weight-asian="normal" style:font-name-complex="David CLM" style:font-size-complex="12pt" style:font-style-complex="normal" style:font-weight-complex="normal" style:text-emphasize="none"/>
    </style:style>
    <style:style style:name="T65"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9a2d8e" style:letter-kerning="true" style:font-size-asian="12pt" style:font-style-asian="normal" style:font-weight-asian="normal" style:font-name-complex="David CLM" style:font-size-complex="12pt" style:font-style-complex="normal" style:font-weight-complex="normal" style:text-emphasize="none"/>
    </style:style>
    <style:style style:name="T66"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normal" officeooo:rsid="05c47eff" style:letter-kerning="true" style:font-size-asian="12pt" style:font-style-asian="normal" style:font-weight-asian="normal" style:font-name-complex="David CLM" style:font-size-complex="12pt" style:font-style-complex="normal" style:font-weight-complex="normal" style:text-emphasize="none"/>
    </style:style>
    <style:style style:name="T67"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style-complex="normal" style:font-weight-complex="bold" style:text-emphasize="none"/>
    </style:style>
    <style:style style:name="T68"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officeooo:rsid="055a9ae2" style:letter-kerning="true" style:font-size-asian="12pt" style:font-style-asian="normal" style:font-weight-asian="bold" style:font-name-complex="David CLM" style:font-size-complex="12pt" style:font-style-complex="normal" style:font-weight-complex="bold" style:text-emphasize="none"/>
    </style:style>
    <style:style style:name="T69" style:family="text">
      <style:text-properties style:use-window-font-color="true" loext:opacity="0%" style:text-outline="false" style:text-line-through-style="none" style:text-line-through-type="none" style:text-position="0% 100%" style:font-name="David CLM" fo:font-size="12pt" fo:font-style="normal" fo:text-shadow="none" style:text-underline-style="none" fo:font-weight="bold" officeooo:rsid="056c7b23" style:letter-kerning="true" style:font-size-asian="12pt" style:font-style-asian="normal" style:font-weight-asian="bold" style:font-name-complex="David CLM" style:font-size-complex="12pt" style:font-style-complex="normal" style:font-weight-complex="bold" style:text-emphasize="none"/>
    </style:style>
    <style:style style:name="T70"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569a42" style:letter-kerning="true" style:font-size-asian="12pt" style:font-style-asian="italic" style:font-weight-asian="normal" style:font-name-complex="David CLM" style:font-size-complex="12pt" style:font-style-complex="italic" style:font-weight-complex="normal" style:text-emphasize="none"/>
    </style:style>
    <style:style style:name="T71" style:family="text">
      <style:text-properties style:use-window-font-color="true" loext:opacity="0%" style:text-outline="false" style:text-line-through-style="none" style:text-line-through-type="none" style:text-position="0% 100%" style:font-name="David CLM" fo:font-size="12pt" fo:font-style="italic" fo:text-shadow="none" style:text-underline-style="none" fo:font-weight="normal" officeooo:rsid="059a2d8e" style:letter-kerning="true" style:font-size-asian="12pt" style:font-style-asian="italic" style:font-weight-asian="normal" style:font-name-complex="David CLM" style:font-size-complex="12pt" style:font-style-complex="italic" style:font-weight-complex="normal" style:text-emphasize="none"/>
    </style:style>
    <style:style style:name="T72" style:family="text">
      <style:text-properties style:use-window-font-color="true" loext:opacity="0%" style:text-outline="false" style:text-line-through-style="none" style:text-line-through-type="none" style:font-name="David CLM" fo:font-size="12pt" fo:text-shadow="none" style:text-underline-style="none" fo:font-weight="normal" officeooo:rsid="04ec5a41" style:letter-kerning="true" style:font-size-asian="12pt" style:font-weight-asian="normal" style:font-name-complex="David CLM" style:font-size-complex="12pt" style:font-weight-complex="normal" style:text-emphasize="none"/>
    </style:style>
    <style:style style:name="T73" style:family="text">
      <style:text-properties style:use-window-font-color="true" loext:opacity="0%" style:text-outline="false" style:text-line-through-style="none" style:text-line-through-type="none" style:font-name="David CLM" fo:font-size="12pt" fo:text-shadow="none" style:text-underline-style="none" fo:font-weight="normal" officeooo:rsid="0548c5d0" style:letter-kerning="true" style:font-size-asian="12pt" style:font-weight-asian="normal" style:font-name-complex="David CLM" style:font-size-complex="12pt" style:font-weight-complex="normal" style:text-emphasize="none"/>
    </style:style>
    <style:style style:name="T74" style:family="text">
      <style:text-properties style:use-window-font-color="true" loext:opacity="0%" style:text-outline="false" style:text-line-through-style="none" style:text-line-through-type="none" style:font-name="David CLM" fo:font-size="12pt" fo:text-shadow="none" style:text-underline-style="none" fo:font-weight="bold" officeooo:rsid="04ec5a41" style:letter-kerning="true" style:font-size-asian="12pt" style:font-weight-asian="normal" style:font-name-complex="David CLM" style:font-size-complex="12pt" style:font-weight-complex="normal" style:text-emphasize="none"/>
    </style:style>
    <style:style style:name="T7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c5a41" style:letter-kerning="true" style:font-size-asian="12pt" style:font-style-asian="normal" style:font-weight-asian="normal" style:font-name-complex="David CLM" style:font-size-complex="12pt" style:font-weight-complex="normal" style:text-emphasize="none"/>
    </style:style>
    <style:style style:name="T7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edd0ee" style:letter-kerning="true" style:font-size-asian="12pt" style:font-style-asian="normal" style:font-weight-asian="normal" style:font-name-complex="David CLM" style:font-size-complex="12pt" style:font-weight-complex="normal" style:text-emphasize="none"/>
    </style:style>
    <style:style style:name="T7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05b30" style:letter-kerning="true" style:font-size-asian="12pt" style:font-style-asian="normal" style:font-weight-asian="normal" style:font-name-complex="David CLM" style:font-size-complex="12pt" style:font-weight-complex="normal" style:text-emphasize="none"/>
    </style:style>
    <style:style style:name="T78" style:family="text">
      <style:text-properties fo:font-weight="normal" style:font-weight-asian="normal" style:font-weight-complex="normal"/>
    </style:style>
    <style:style style:name="T79" style:family="text">
      <style:text-properties fo:font-weight="normal" officeooo:rsid="0576d220" style:font-weight-asian="normal" style:font-weight-complex="normal"/>
    </style:style>
    <style:style style:name="T80" style:family="text">
      <style:text-properties officeooo:rsid="054f667f"/>
    </style:style>
    <style:style style:name="T81" style:family="text">
      <style:text-properties officeooo:rsid="05517c33"/>
    </style:style>
    <style:style style:name="T82" style:family="text">
      <style:text-properties officeooo:rsid="055cb7e3"/>
    </style:style>
    <style:style style:name="T83" style:family="text">
      <style:text-properties officeooo:rsid="05600163"/>
    </style:style>
    <style:style style:name="T84" style:family="text">
      <style:text-properties officeooo:rsid="057679d2"/>
    </style:style>
    <style:style style:name="T85" style:family="text">
      <style:text-properties officeooo:rsid="057b9f03"/>
    </style:style>
    <style:style style:name="T86" style:family="text">
      <style:text-properties officeooo:rsid="057cc2e3"/>
    </style:style>
    <style:style style:name="T87" style:family="text">
      <style:text-properties officeooo:rsid="0581bbc6"/>
    </style:style>
    <style:style style:name="T88" style:family="text">
      <style:text-properties officeooo:rsid="0581bc0c"/>
    </style:style>
    <style:style style:name="T89" style:family="text">
      <style:text-properties officeooo:rsid="05851444"/>
    </style:style>
    <style:style style:name="T90" style:family="text">
      <style:text-properties style:text-position="sub 58%"/>
    </style:style>
    <style:style style:name="T91" style:family="text">
      <style:text-properties style:text-position="sub 58%" officeooo:rsid="05851444"/>
    </style:style>
    <style:style style:name="T92" style:family="text">
      <style:text-properties officeooo:rsid="058cef76"/>
    </style:style>
    <style:style style:name="T93" style:family="text">
      <style:text-properties officeooo:rsid="056b6073"/>
    </style:style>
    <style:style style:name="T94" style:family="text">
      <style:text-properties fo:font-style="normal" style:font-style-asian="normal" style:font-style-complex="normal"/>
    </style:style>
    <style:style style:name="T95" style:family="text">
      <style:text-properties fo:font-style="normal" officeooo:rsid="05c17727" style:font-style-asian="normal" style:font-style-complex="normal"/>
    </style:style>
    <style:style style:name="T96" style:family="text">
      <style:text-properties officeooo:rsid="0590f641"/>
    </style:style>
    <style:style style:name="T97" style:family="text">
      <style:text-properties officeooo:rsid="05986171"/>
    </style:style>
    <style:style style:name="T98" style:family="text">
      <style:text-properties officeooo:rsid="059a2d8e"/>
    </style:style>
    <style:style style:name="T99" style:family="text">
      <style:text-properties officeooo:rsid="059f0fed"/>
    </style:style>
    <style:style style:name="T100" style:family="text">
      <style:text-properties officeooo:rsid="05a854f2"/>
    </style:style>
    <style:style style:name="T101" style:family="text">
      <style:text-properties officeooo:rsid="05aa7c4e"/>
    </style:style>
    <style:style style:name="T102" style:family="text">
      <style:text-properties officeooo:rsid="05b20563"/>
    </style:style>
    <style:style style:name="T103" style:family="text">
      <style:text-properties officeooo:rsid="05bbd5df"/>
    </style:style>
    <style:style style:name="T104" style:family="text">
      <style:text-properties officeooo:rsid="05c47eff"/>
    </style:style>
    <style:style style:name="T105" style:family="text">
      <style:text-properties officeooo:rsid="05caa4cd"/>
    </style:style>
    <style:style style:name="T106" style:family="text">
      <style:text-properties officeooo:rsid="05cb953b"/>
    </style:style>
    <style:style style:name="T107" style:family="text">
      <style:text-properties officeooo:rsid="05cd5d3a"/>
    </style:style>
    <style:style style:name="T108" style:family="text">
      <style:text-properties officeooo:rsid="05ce0262"/>
    </style:style>
    <style:style style:name="T109" style:family="text">
      <style:text-properties officeooo:rsid="05d0a196"/>
    </style:style>
    <style:style style:name="T110" style:family="text">
      <style:text-properties officeooo:rsid="05d178a5"/>
    </style:style>
    <style:style style:name="T111" style:family="text">
      <style:text-properties officeooo:rsid="05d420b7"/>
    </style:style>
    <style:style style:name="T112" style:family="text">
      <style:text-properties fo:color="#000000" loext:opacity="100%" style:font-name="Liberation Sans2" fo:font-size="40pt" style:font-size-asian="40pt"/>
    </style:style>
    <style:style style:name="T113" style:family="text">
      <style:text-properties fo:color="#000000" loext:opacity="100%" style:font-name="Liberation Sans2" fo:font-size="40pt" officeooo:rsid="05f21ae4" style:font-size-asian="40pt"/>
    </style:style>
    <style:style style:name="T114" style:family="text">
      <style:text-properties officeooo:rsid="05d8cf46"/>
    </style:style>
    <style:style style:name="T115" style:family="text">
      <style:text-properties officeooo:rsid="05dbaa60"/>
    </style:style>
    <style:style style:name="T116" style:family="text">
      <style:text-properties officeooo:rsid="05dc023e"/>
    </style:style>
    <style:style style:name="T117" style:family="text">
      <style:text-properties officeooo:rsid="05dcb0d1"/>
    </style:style>
    <style:style style:name="T118" style:family="text">
      <style:text-properties officeooo:rsid="05def1bc"/>
    </style:style>
    <style:style style:name="T119" style:family="text">
      <style:text-properties officeooo:rsid="05df38a1"/>
    </style:style>
    <style:style style:name="T120" style:family="text">
      <style:text-properties officeooo:rsid="05e0c1aa"/>
    </style:style>
    <style:style style:name="T121" style:family="text">
      <style:text-properties officeooo:rsid="05e40f4f"/>
    </style:style>
    <style:style style:name="T122" style:family="text">
      <style:text-properties officeooo:rsid="05e566f5"/>
    </style:style>
    <style:style style:name="T123" style:family="text">
      <style:text-properties officeooo:rsid="05e6adfe"/>
    </style:style>
    <style:style style:name="T124" style:family="text">
      <style:text-properties officeooo:rsid="05e8981b"/>
    </style:style>
    <style:style style:name="T125" style:family="text">
      <style:text-properties fo:color="#990099" loext:opacity="100%" style:text-outline="false" style:text-line-through-style="none" style:text-line-through-type="none" style:font-name="David CLM" fo:font-size="12pt" fo:font-style="normal" fo:text-shadow="none" style:text-underline-style="none" fo:font-weight="normal" officeooo:rsid="05305b30" style:letter-kerning="true" style:font-size-asian="12pt" style:font-style-asian="normal" style:font-weight-asian="normal" style:font-name-complex="David CLM" style:font-size-complex="12pt" style:font-weight-complex="normal" style:text-emphasize="none"/>
    </style:style>
    <style:style style:name="T126" style:family="text">
      <style:text-properties fo:color="#990099" loext:opacity="100%" fo:font-size="12pt" style:font-size-asian="12pt" style:font-size-complex="12pt"/>
    </style:style>
    <style:style style:name="T127" style:family="text">
      <style:text-properties officeooo:rsid="05ebd3be"/>
    </style:style>
    <style:style style:name="T128" style:family="text">
      <style:text-properties officeooo:rsid="05ecd76a"/>
    </style:style>
    <style:style style:name="T129" style:family="text">
      <style:text-properties officeooo:rsid="05eff7aa"/>
    </style:style>
    <style:style style:name="T130" style:family="text">
      <style:text-properties officeooo:rsid="05f58044"/>
    </style:style>
    <style:style style:name="T131" style:family="text">
      <style:text-properties fo:language="en" fo:country="US" officeooo:rsid="05f5acf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16">2. </text:span><text:span text:style-name="T131">חלוקת עלויות - </text:span>איך מחליטים מי יקבל שירות?</text:h>
      <text:p text:style-name="Text_20_body">עד עכשיו הנחנו שכולם נוסעים, וכל השאלה היתה איך לחלק ביניהם את העלות.</text:p>
      <text:p text:style-name="Text_20_body">אבל, מה אם העלות היא כל-כך גבוהה עד שחלק מהאנשים בכלל לא ירצו לנסוע?</text:p>
      <text:p text:style-name="Text_20_body">איך מחליטים כמה ואיזה נוסעים בדיוק ישתתפו בנסיעה?</text:p>
      <text:p text:style-name="Text_20_body">כדי לענות לשאלה זו, צריך להוסיף נתון לבעיה: לא מספיק לדעת מהי העלות של כל קבוצת-נוסעים - צריך גם לדעת מהו הערך שכל נוסע מפיק מהשתתפות בנסיעה. אנחנו מניחים שההשתתפות היא בינארית - נוסע <text:span text:style-name="T89">j</text:span> שמשתתף בנסיעה, <text:span text:style-name="T88">הערך שלו הוא</text:span> v<text:span text:style-name="T91">j</text:span>,<text:span text:style-name="T128"> וזה מידע פרטי שלו - ר</text:span>ק הנוסע עצמו יודע מהי התועלת שלו. אנחנו צריכים לפתח <text:span text:style-name="T10">אלגוריתם אמיתי</text:span><text:span text:style-name="T128"> - </text:span>שישכנע את הנוסעים לחשוף את הערך האמיתי שלהם.</text:p>
      <text:p text:style-name="Text_20_body">פתרון אחד, שכבר למדנו, הוא <text:span text:style-name="T1">מכרז VCG</text:span><text:span text:style-name="T5">: </text:span></text:p>
      <text:list xml:id="list4276245623" text:style-name="L4">
        <text:list-item>
          <text:p text:style-name="P77"><text:span text:style-name="T78">יש 2</text:span><text:span text:style-name="T13">n</text:span><text:span text:style-name="T78"> אפשרויות - כל תת-קבוצה של N היא אפשרות.</text:span></text:p>
        </text:list-item>
        <text:list-item>
          <text:p text:style-name="P78">הערך של כל שחקן j הוא v[j] אם הוא בקבוצה, ו-0 אם הוא לא בקבוצה.</text:p>
        </text:list-item>
        <text:list-item>
          <text:p text:style-name="P78">יש שחקן נוסף (נקרא לו "הנהג"), שהערך שלו לכל אפשרות הוא שלילי - מינוס עלות הנסיעה.</text:p>
        </text:list-item>
        <text:list-item>
          <text:p text:style-name="P79">עבור כל תת-קבוצה<text:span text:style-name="T105">, חשב את סכום הערכים (כולל הערך השלילי של הנהג).</text:span></text:p>
        </text:list-item>
        <text:list-item>
          <text:p text:style-name="P80">בחר את תת-הקבוצה עם <text:span text:style-name="T105">הסכום </text:span>הגדול ביותר.</text:p>
        </text:list-item>
        <text:list-item>
          <text:p text:style-name="P81">עבור כל נוסע<text:span text:style-name="T106">, התשלום הוא הסכום של הנוסעים האחרים (כולל הנהג) אילו הוא לא היה משתתף, פחות הסכום של הנוסעים האחרים (כולל הנהג) כשהוא משתתף.</text:span></text:p>
        </text:list-item>
      </text:list>
      <text:p text:style-name="P51">ראו דוגמה בגליון המצורף.</text:p>
      <text:p text:style-name="P52">כפי שלמדנו בעבר, מכרז וק"ג הוא אמיתי ויעיל פארטו, אבל יש בו בעיה רצינית - סכום התשלומים של כל השחקנים <text:span text:style-name="T107">לא בהכרח</text:span> מכסה את עלות הנסיעה. במילים אחרות: יש <text:span text:style-name="T1">גירעון</text:span>! <text:span text:style-name="T108">אם נרצה להשתמש במכרז כזה באופן קבוע, הממשלה תצטרך לסבסד אותו.</text:span></text:p>
      <text:p text:style-name="P54">פתרון אפשרי הוא לגבות מכל נוסע <text:span text:style-name="T109">תשלום מסויים, כך שסכום התשלומים יכסה את עלות הנסיעה (למשל: ערך שאפלי), ואז לחסר את התשלום הזה מהערך של הנוסע.</text:span></text:p>
      <text:p text:style-name="P55">הבעיה היא, <text:span text:style-name="T110">שהעלות של חלק מהנוסעים עלולה להיות שלילית - הם ישלמו יותר מהערך שלהם. כלומר: המכרז אינו </text:span><text:span text:style-name="T11">מעודד השתתפות</text:span><text:span text:style-name="T110">.</text:span></text:p>
      <text:p text:style-name="Heading_20_2">מכרז מולין-שנקר</text:p>
      <text:p text:style-name="P18">במקום וק"ג אפשר להשתמש במכרז אחר, <text:span text:style-name="T129">שהוא גם מעודד-השתתפות וגם </text:span>מאוזן תקציבית. המכרז נקרא על-שם ממציאיו - Moulin, Shenker.<text:span text:style-name="T80"> <text:s/></text:span>במכרז זה, אנחנו קובעים מראש את כלל-התשלום. <text:span text:style-name="T96">כלל-התשלום הוא פונקציה p(S,i). הוא </text:span>קובע, עבור כל תת-קבוצה של נוסעים<text:span text:style-name="T96"> S</text:span>, כמה ישלם כל נוסע <text:span text:style-name="T96">i </text:span>אם הקבוצה הזאת היא הקבוצה הנבחרת.<text:span text:style-name="T92"> <text:s/>הכלל צריך לקיים </text:span><text:span text:style-name="T7">איזון תקציבי (budget balance) </text:span><text:span text:style-name="T83">- לכל תת-קבוצה, סכום התשלומים של חברי הקבוצה שווה לעלות הנסיעה של תת-הקבוצה.</text:span></text:p>
      <text:p text:style-name="P37"><text:span text:style-name="T41">בתחילת השיעור</text:span><text:span text:style-name="T40"> ראינו דוגמה לכלל-תשלום: ערך שאפלי</text:span><text:span text:style-name="T44">. ראינו שהוא מאוזן תקציבית</text:span><text:span text:style-name="T40">. </text:span><text:span text:style-name="T42">ישנם כללים נוספים</text:span><text:span text:style-name="T45"> עם איזון תקציבי</text:span><text:span text:style-name="T43">. למשל, אפשר לסדר את הנוסעים בסדר קבוע כלשהו (מהזוטר לבכיר), ולגבות </text:span><text:soft-page-break/><text:span text:style-name="T43">מכל אחד את העלות השולית שלו בסדרה זו</text:span><text:span text:style-name="T44">.</text:span><text:span text:style-name="T43"> ערך שאפלי עושה ממוצע על </text:span><text:span text:style-name="T70">כל </text:span><text:span text:style-name="T43">הסדרים, אבל אפשר לבחור סדר</text:span><text:span text:style-name="T44"> </text:span><text:span text:style-name="T70">אחד</text:span><text:span text:style-name="T49"> כלשהו</text:span><text:span text:style-name="T63">, והכלל עדיין יהיה מאוזן-תקציבית.</text:span></text:p>
      <text:p text:style-name="P45"><text:span text:style-name="T48">בהינתן כלל-התשלום, המכרז מתנהל באופן הבא</text:span><text:span text:style-name="T51"> (בדומה ל"מכרז יפני")</text:span><text:span text:style-name="T48">:</text:span></text:p>
      <text:list xml:id="list3679651074" text:style-name="L5">
        <text:list-item>
          <text:p text:style-name="P86"><text:span text:style-name="T68">איתחול</text:span><text:span text:style-name="T50">: </text:span><text:span text:style-name="T48">מכניסים את כל </text:span><text:span text:style-name="T51">הנוסעים הפוטנציאליים </text:span><text:span text:style-name="T48">לחדר</text:span><text:span text:style-name="T51">.</text:span></text:p>
        </text:list-item>
        <text:list-item>
          <text:p text:style-name="P87">אומרים לכל משתתף כמה הוא צריך לשלם (לפי כלל-התשלום p), בהנחה שכל הנוסעים <text:span text:style-name="T82">הנמצאים עכשיו </text:span>בחדר<text:span text:style-name="T51"> משתתפים בנסיעה.</text:span></text:p>
        </text:list-item>
        <text:list-item>
          <text:p text:style-name="P87"><text:span text:style-name="T52">כל משתתף שאינו רוצה לשלם</text:span><text:span text:style-name="T55"> -</text:span><text:span text:style-name="T52"> יוצא מהחדר.</text:span></text:p>
        </text:list-item>
        <text:list-item>
          <text:p text:style-name="P88">אם מישהו יצא מהחדר - חזור לצעד 2.</text:p>
        </text:list-item>
        <text:list-item>
          <text:p text:style-name="P75">אחרת - סיים ושלח את הנוסעים שנשארו בחדר למונית.</text:p>
        </text:list-item>
      </text:list>
      <text:p text:style-name="P9">במקום להכניס נוסעים לחדר, אפשר לבצע הדמיה של התהליך - מבקשים מכל נוסע לדווח את הערך שלו, ומריצים את התהליך במחשב, כאשר בשלב 3, מוציאים מה"חדר" את כל המשתתפים שהערך שלהם קטן מהמחיר שהם אמורים לשלם. </text:p>
      <text:p text:style-name="Text_20_body">כדי שהמכרז הזה יהיה אמיתי, כלל-התשלום צריך להיות <text:span text:style-name="T6">מונוטוני</text:span> במובן הבא: אם נוסע <text:span text:style-name="T102">עוזב את ה</text:span>קבוצה, אז התשלומים של כל הנוסעים <text:span text:style-name="T101">הנשארים גדֵלים</text:span> (או <text:span text:style-name="T100">שווים</text:span>). כלומר לכל שתי קבוצות S,T ולכל שחקן i בקבוצה S, מתקיים:</text:p>
      <text:p text:style-name="P29">If S ≤ T then <text:s/>p(S, i) ≥ <text:s/>p(‎T, i)</text:p>
      <text:p text:style-name="P16"><text:span text:style-name="T67">משפט</text:span><text:span text:style-name="T48">:</text:span><text:span text:style-name="T53"> אם כלל-התשלום הוא </text:span><text:span text:style-name="T54">מונוטוני, אז</text:span><text:span text:style-name="T48"> מכרז מולין-שנקר הוא אמיתי.</text:span></text:p>
      <text:p text:style-name="P12"><text:span text:style-name="T1">הוכחה</text:span>: <text:span text:style-name="T93">בכל פעם שנוסעים יוצאים מהחדר, התשלום של כל הנוסעים הנשארים נשאר קבוע או גדֵל. לכן, לנוסע שיצא, אף פעם לא כדאי לחזור. לכן ההתנהגות האופטימלית של נוסע היא לצאת מהחדר אם-ורק-אם התשלום הנוכחי גדול מהערך שלו. זה בדיוק מה שההדמיה של מכרז מולין-שנקר עושה עבורו כשהוא אומר את ערכו האמיתי. <text:s text:c="2"/>***</text:span></text:p>
      <text:p text:style-name="P13">האם אפשר להשתמש במכרז מולין-שנקר עם כלל-התשלום של שאפלי? לשם כך צריך לוודא שהכלל הזה מונוטוני. והוא אכן מונוטוני כאשר יש <text:span text:style-name="T6">עלות שולית פוחתת.</text:span></text:p>
      <text:p text:style-name="P63"><text:span text:style-name="T1">הגדרה</text:span>: <text:span text:style-name="T104">פונקציית-עלות נקראת</text:span><text:span text:style-name="T65"> </text:span><text:span text:style-name="T71">תת-מודולרית </text:span><text:span text:style-name="T65">(submodular)</text:span><text:span text:style-name="T66"> אם יש לה </text:span><text:span text:style-name="T6">עלות שולית פוחתת </text:span>(decreasing marginal cost)<text:span text:style-name="T104">, כלומר, </text:span>העלות השולית של <text:span text:style-name="T80">כל שחקן ביחס לקבוצה מסויימת, קטֵנה (או שווה) כאשר הקבוצה גד</text:span>ֵ<text:span text:style-name="T80">לה. פורמלית, לכל שתי קבוצות S,T <text:s/>ולכל </text:span>שחקן<text:span text:style-name="T80"> i:</text:span></text:p>
      <text:p text:style-name="P30">If S ≤ T, then <text:s/><text:span text:style-name="T84">c</text:span>(S U {i}) - <text:span text:style-name="T84">c</text:span>(S) ≥ <text:s/><text:span text:style-name="T84">c</text:span>(‎T U {i}) - <text:span text:style-name="T84">c</text:span>(T)</text:p>
      <text:p text:style-name="P11">טבלת העלויות שהוצגה למעלה מקיימת תכונה זו.<text:span text:style-name="T97"> </text:span></text:p>
      <text:p text:style-name="P14"><text:span text:style-name="T1">משפט</text:span>: <text:span text:style-name="T99">במשחק עם עלות שולית פוחתת, כלל-התשלום של שאפלי הוא מונוטוני.</text:span></text:p>
      <text:p text:style-name="P62"><text:span text:style-name="T4">הוכחה</text:span><text:span text:style-name="T98">: נניח שחישבנו את ערך שאפלי של שחקן א בקבוצה מסויימת בגודל n. <text:s/>שחקן חדש, ב, הצטרף לקבוצה, ואנחנו מחשבים שוב את ערך שאפלי של שחקן א. צריך להוכיח שהערך החדש שווה או קטן מהערך הישן. <text:s/></text:span></text:p>
      <text:p text:style-name="P67">הערך הישן הוא ממוצע של n-עצרת מספרים - אחד עבור כל סדר של השחקנים הישנים.</text:p>
      <text:p text:style-name="P64">הערך החדש הוא ממוצע של (n+1)-עצרת מספרים<text:span text:style-name="T103"> - אחד עבור כל סדר של השחקנים עם שחקן ב.</text:span></text:p>
      <text:p text:style-name="P65">עבור כל סדר ישן, יש n+1 סדרים חדשים, כי יש n+1 אפשרויות להכניס את שחקן ב לתוך הסדר (לפני הראשון, לפני השני, ..., לפני האחרון, אחרי האחרון).</text:p>
      <text:p text:style-name="P66">אם מכניסים את שחקן ב <text:span text:style-name="T6">אחרי </text:span>שחקן א - אז העלות השולית של שחקן א בסדר זה <text:span text:style-name="T6">לא משתנה</text:span>.</text:p>
      <text:p text:style-name="P66"><text:soft-page-break/>אם מכניסים את שחקן ב <text:span text:style-name="T6">לפני </text:span>שחקן א - אז העלות השולית של שחקן א בסדר זה <text:span text:style-name="T6">קטֵנה - </text:span><text:span text:style-name="T94">כי יש עלות שולית פוחתת.</text:span></text:p>
      <text:p text:style-name="P66"><text:span text:style-name="T94">לכן, הממוצע על כל הסדרים קטן או שווה לממוצע הישן.</text:span><text:span text:style-name="T95"> <text:s/>***</text:span></text:p>
      <text:p text:style-name="P68"/>
      <text:p text:style-name="P19"><text:span text:style-name="T64">לסיכום, </text:span><text:span text:style-name="T48">מכרז מולין-שנקר הוא מאוזן תקציבית </text:span><text:span text:style-name="T64">ואמיתי (כשכלל-התשלום מונוטוני), </text:span><text:span text:style-name="T48">אבל הוא לא מושלם:</text:span></text:p>
      <text:p text:style-name="P15"><text:span text:style-name="T69">משפט</text:span><text:span text:style-name="T56">:</text:span><text:span text:style-name="T53"> </text:span><text:span text:style-name="T56">מכרז מולין-שנקר </text:span><text:span text:style-name="T57">אינו בהכרח יעיל</text:span><text:span text:style-name="T61">-</text:span><text:span text:style-name="T57">פארטו.</text:span></text:p>
      <text:p text:style-name="P17"><text:span text:style-name="T67">הוכחה</text:span><text:span text:style-name="T48">:</text:span><text:span text:style-name="T58"> </text:span><text:span text:style-name="T59">שיעורי בית.</text:span></text:p>
      <text:p text:style-name="Heading_20_2">סיכום</text:p>
      <text:p text:style-name="P10">לסיכום, ראינו שלוש תכונות - יעילות, אמיתיות ואיזון תקציבי:</text:p>
      <text:list xml:id="list3312063079" text:style-name="L6">
        <text:list-item>
          <text:p text:style-name="P76">מכרז וק"ג הוא יעיל ואמיתי אבל לא מאוזן;</text:p>
        </text:list-item>
        <text:list-item>
          <text:p text:style-name="P76">מכרז מולין-שנקר הוא אמיתי ומאוזן אבל לא יעיל;</text:p>
        </text:list-item>
        <text:list-item>
          <text:p text:style-name="P82"><text:span text:style-name="T48">קל לחשוב על מכרז יעיל ומאוזן אבל לא אמיתי</text:span><text:span text:style-name="T62">, למשל - כל אחד משלם את הערך שלו.</text:span></text:p>
        </text:list-item>
      </text:list>
      <text:p text:style-name="P17"><text:span text:style-name="T48">האם קיים מכרז המקיים את כל התכונות? התשובה היא לא! כמו בשיעורים קודמים, יש "טרילמה" - צריך לבחור שתיים מתוך שלוש תכונות, אי אפשר לקבל </text:span><text:span text:style-name="T60">את כל מה שרוצים</text:span><text:span text:style-name="T48">...</text:span></text:p>
      <text:p text:style-name="P36"/>
      <text:p text:style-name="P3">מקורות</text:p>
      <text:list xml:id="list2832263849" text:style-name="L7">
        <text:list-item>
          <text:p text:style-name="P83"><text:span text:style-name="Citation"><text:span text:style-name="T73">מנגנון מולין-שנקר: </text:span></text:span><text:span text:style-name="Citation"><text:span text:style-name="T72">Moulin, Hervé; Shenker, Scott (2001). "Strategyproof sharing of submodular costs:budget balance versus efficiency". Economic Theory. </text:span></text:span><text:span text:style-name="Citation"><text:span text:style-name="T74">18</text:span></text:span><text:span text:style-name="Citation"><text:span text:style-name="T72"> (3): 511. </text:span></text:span><text:a xlink:type="simple" xlink:href="https://en.wikipedia.org/wiki/Digital_object_identifier" text:style-name="Internet_20_link" text:visited-style-name="Visited_20_Internet_20_Link"><text:span text:style-name="Citation">doi</text:span></text:a><text:span text:style-name="Citation"><text:span text:style-name="T72">:</text:span></text:span><text:a xlink:type="simple" xlink:href="https://doi.org/10.1007%2FPL00004200" text:style-name="Internet_20_link" text:visited-style-name="Visited_20_Internet_20_Link"><text:span text:style-name="Citation">10.1007/PL00004200</text:span></text:a><text:span text:style-name="Citation"><text:span text:style-name="T72">.</text:span></text:span></text:p>
        </text:list-item>
        <text:list-item>
          <text:p text:style-name="P84"><text:span text:style-name="T77">ויקיפדיה, Cost-sharing_mechanism</text:span></text:p>
        </text:list-item>
      </text:list>
      <text:p text:style-name="P69"/>
      <text:p text:style-name="P20">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3" style:font-family-complex="'Liberation Sans'" style:font-family-generic-complex="system" style:font-pitch-complex="variable" style:font-size-complex="12pt"/>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4" style:family="paragraph" style:parent-style-name="Text" style:default-outline-level="">
      <style:text-properties style:font-name="Noto Sans1" fo:font-family="'Noto Sans'" style:font-style-name="Regular" style:font-pitch="fixed"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style-name="Regular" style:font-pitch="fixed" fo:font-size="44pt" style:font-size-asian="44pt"/>
    </style:style>
    <style:style style:name="Heading_20_A4" style:display-name="Heading A4" style:family="paragraph" style:parent-style-name="A4" style:default-outline-level="">
      <style:text-properties style:font-name="Noto Sans1" fo:font-family="'Noto Sans'" style:font-style-name="Regular" style:font-pitch="fixed" fo:font-size="24pt" style:font-size-asian="24pt"/>
    </style:style>
    <style:style style:name="Text_20_A4" style:display-name="Text A4" style:family="paragraph" style:parent-style-name="A4" style:default-outline-level="">
      <style:text-properties style:font-name="Noto Sans1" fo:font-family="'Noto Sans'" style:font-style-name="Regular" style:font-pitch="fixed"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itle_20_A0" style:display-name="Title A0" style:family="paragraph" style:parent-style-name="A4" style:default-outline-level="">
      <style:text-properties style:font-name="Noto Sans1" fo:font-family="'Noto Sans'" style:font-style-name="Regular" style:font-pitch="fixed" fo:font-size="96pt" style:font-size-asian="96pt"/>
    </style:style>
    <style:style style:name="Heading_20_A0" style:display-name="Heading A0" style:family="paragraph" style:parent-style-name="A4" style:default-outline-level="">
      <style:text-properties style:font-name="Noto Sans1" fo:font-family="'Noto Sans'" style:font-style-name="Regular" style:font-pitch="fixed" fo:font-size="72pt" style:font-size-asian="72pt"/>
    </style:style>
    <style:style style:name="Text_20_A0" style:display-name="Text A0" style:family="paragraph" style:parent-style-name="A4" style:default-outline-level="">
      <style:text-properties style:font-name="Noto Sans1" fo:font-family="'Noto Sans'" style:font-style-name="Regular" style:font-pitch="fixed"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כותרת_20_ותוכן_7e_LT_7e_Gliederung_20_1" style:display-name="כותרת ותוכן~LT~Gliederung 1" style:family="paragraph" style:default-outline-level="">
      <style:paragraph-properties fo:margin-top="0.2165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728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29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866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Gliederung_20_1" style:display-name="כותרת ותוכן_~LT~Gliederung 1" style:family="paragraph" style:default-outline-level="">
      <style:paragraph-properties fo:margin-top="0.2165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Gliederung_20_2" style:display-name="כותרת ותוכן_~LT~Gliederung 2" style:family="paragraph" style:parent-style-name="כותרת_20_ותוכן_5f__7e_LT_7e_Gliederung_20_1" style:default-outline-level="">
      <style:paragraph-properties fo:margin-top="0.1728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כותרת_20_ותוכן_5f__7e_LT_7e_Gliederung_20_3" style:display-name="כותרת ותוכן_~LT~Gliederung 3" style:family="paragraph" style:parent-style-name="כותרת_20_ותוכן_5f__7e_LT_7e_Gliederung_20_2" style:default-outline-level="">
      <style:paragraph-properties fo:margin-top="0.129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כותרת_20_ותוכן_5f__7e_LT_7e_Gliederung_20_4" style:display-name="כותרת ותוכן_~LT~Gliederung 4" style:family="paragraph" style:parent-style-name="כותרת_20_ותוכן_5f__7e_LT_7e_Gliederung_20_3" style:default-outline-level="">
      <style:paragraph-properties fo:margin-top="0.0866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כותרת_20_ותוכן_5f__7e_LT_7e_Gliederung_20_5" style:display-name="כותרת ותוכן_~LT~Gliederung 5" style:family="paragraph" style:parent-style-name="כותרת_20_ותוכן_5f__7e_LT_7e_Gliederung_20_4"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6" style:display-name="כותרת ותוכן_~LT~Gliederung 6" style:family="paragraph" style:parent-style-name="כותרת_20_ותוכן_5f__7e_LT_7e_Gliederung_20_5"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7" style:display-name="כותרת ותוכן_~LT~Gliederung 7" style:family="paragraph" style:parent-style-name="כותרת_20_ותוכן_5f__7e_LT_7e_Gliederung_20_6"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8" style:display-name="כותרת ותוכן_~LT~Gliederung 8" style:family="paragraph" style:parent-style-name="כותרת_20_ותוכן_5f__7e_LT_7e_Gliederung_20_7"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Gliederung_20_9" style:display-name="כותרת ותוכן_~LT~Gliederung 9" style:family="paragraph" style:parent-style-name="כותרת_20_ותוכן_5f__7e_LT_7e_Gliederung_20_8" style:default-outline-level="">
      <style:paragraph-properties fo:margin-top="0.0429in" fo:margin-bottom="0in" style:contextual-spacing="false" style:line-height-at-least="0.139in" fo:text-align="start" style:justify-single-word="false" style:writing-mode="rl-tb"/>
      <style:text-properties fo:color="#262626" loext:opacity="100%" style:text-outline="false" style:text-line-through-style="none" style:text-line-through-type="none" style:font-name="Liberation Sans1" fo:font-family="'Liberation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5f__7e_LT_7e_Titel" style:display-name="כותרת ותוכן_~LT~Titel" style:family="paragraph" style:default-outline-level="">
      <style:paragraph-properties style:line-height-at-least="0.139in" fo:text-align="start" style:justify-single-word="false"/>
      <style:text-properties fo:color="#000000" loext:opacity="100%" style:text-outline="false" style:text-line-through-style="none" style:text-line-through-type="none" style:font-name="Liberation Sans1" fo:font-family="'Liberation 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Untertitel" style:display-name="כותרת ותוכן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Notizen" style:display-name="כותרת ותוכן_~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32.5pt" fo:font-style="normal" fo:text-shadow="none" style:text-underline-style="none" fo:font-weight="normal" style:letter-kerning="true" style:font-name-asian="DejaVu Sans" style:font-family-asian="'DejaVu Sans'" style:font-family-generic-asian="system" style:font-pitch-asian="variable" style:font-size-asian="32.5pt" style:font-style-asian="normal" style:font-weight-asian="normal" style:font-name-complex="Liberation Sans3" style:font-family-complex="'Liberation Sans'" style:font-family-generic-complex="system" style:font-pitch-complex="variable" style:font-size-complex="12pt" style:text-emphasize="none"/>
    </style:style>
    <style:style style:name="כותרת_20_ותוכן_5f__7e_LT_7e_Hintergrundobjekte" style:display-name="כותרת ותוכן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כותרת_20_ותוכן_5f__7e_LT_7e_Hintergrund" style:display-name="כותרת ותוכן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0-12-15T16:42:34.984000000</dc:date>
    <meta:editing-duration>P10DT17H30M6S</meta:editing-duration>
    <meta:editing-cycles>1387</meta:editing-cycles>
    <meta:document-statistic meta:table-count="0" meta:image-count="0" meta:object-count="0" meta:page-count="3" meta:paragraph-count="57" meta:word-count="1009" meta:character-count="5455" meta:non-whitespace-character-count="4503"/>
  </office:meta>
</office:document-meta>
</file>